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4c19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833cm" svg:height="8.27cm" svg:x="6.337cm" svg:y="10.5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2cm" svg:height="2.04cm" svg:x="6.927cm" svg:y="11.2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2cm" svg:height="2.04cm" svg:x="9.075cm" svg:y="11.2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98cm" svg:height="3.813cm" svg:x="7.088cm" svg:y="14.4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06cm" svg:height="0.806cm" svg:x="9.93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auren Scott</meta:initial-creator>
    <meta:creation-date>2013-05-27T13:09:21</meta:creation-date>
    <dc:date>2013-05-27T13:11:33</dc:date>
    <dc:creator>Lauren Scott</dc:creator>
    <meta:editing-duration>PT2M14S</meta:editing-duration>
    <meta:editing-cycles>1</meta:editing-cycles>
    <meta:document-statistic meta:object-count="5"/>
    <meta:generator>OpenOffice.org/3.3$Unix OpenOffice.org_project/330m20$Build-9567</meta:generator>
  </office:meta>
</office:document-meta>
</file>